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Roman No9 L1" svg:font-family="'Nimbus Roman No9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draw:fill="solid" draw:fill-color="#ffffcc" draw:textarea-horizontal-align="center" draw:textarea-vertical-align="middle"/>
    </style:style>
    <style:style style:name="gr2" style:family="graphic" style:parent-style-name="objectwithoutfill">
      <style:graphic-properties svg:stroke-width="0.05cm" draw:marker-start-width="0.363cm" draw:marker-end="Symmetric_20_Arrow" draw:marker-end-width="0.363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draw:stroke="solid" draw:stroke-dash="Fine_20_Dashed" svg:stroke-width="0.05cm" draw:marker-start-width="0.363cm" draw:marker-end="Symmetric_20_Arrow" draw:marker-end-width="0.363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objectwithoutfill">
      <style:graphic-properties draw:stroke="solid" draw:stroke-dash="Fine_20_Dashed" svg:stroke-width="0.05cm" draw:marker-start-width="0.363cm" draw:marker-end="Symmetric_20_Arrow" draw:marker-end-width="0.363cm" draw:fill="none" draw:fill-color="#cccccc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svg:stroke-width="0.05cm" svg:stroke-color="#000000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objectwithoutfill">
      <style:graphic-properties draw:stroke="solid" draw:stroke-dash="Fine_20_Dashed" svg:stroke-width="0.05cm" draw:marker-start-width="0.363cm" draw:marker-end="Symmetric_20_Arrow" draw:marker-end-width="0.363cm" draw:fill="none" draw:fill-color="#ffffff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draw:stroke="none" svg:stroke-width="0.05cm" draw:marker-start-width="0.363cm" draw:marker-end="Symmetric_20_Arrow" draw:marker-end-width="0.363cm" draw:fill="none" draw:fill-color="#ffffff" draw:textarea-horizontal-align="center" draw:textarea-vertical-align="middle"/>
    </style:style>
    <style:style style:name="gr8" style:family="graphic" style:parent-style-name="objectwithoutfill">
      <style:graphic-properties draw:stroke="none" svg:stroke-width="0.05cm" draw:marker-start="" draw:marker-start-width="0.363cm" draw:marker-end="Symmetric_20_Arrow" draw:marker-end-width="0.363cm" draw:fill="none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5cm" svg:stroke-color="#ff3333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P1" style:family="paragraph">
      <loext:graphic-properties draw:fill="solid" draw:fill-color="#ffffcc"/>
      <style:paragraph-properties fo:line-height="120%" fo:text-align="center"/>
      <style:text-properties style:font-name="Luxi Sans" fo:font-size="10pt" style:font-size-asian="24pt" style:font-size-complex="24pt"/>
    </style:style>
    <style:style style:name="P2" style:family="paragraph">
      <style:paragraph-properties fo:margin-left="0cm" fo:margin-right="0cm" fo:line-height="120%" fo:text-indent="0cm"/>
    </style:style>
    <style:style style:name="P3" style:family="paragraph">
      <loext:graphic-properties draw:fill="solid" draw:fill-color="#ffffff"/>
      <style:paragraph-properties fo:margin-left="0cm" fo:margin-right="0cm" fo:line-height="120%" fo:text-indent="0cm"/>
      <style:text-properties style:font-name="Luxi Sans" fo:font-size="10pt" style:font-size-asian="24pt" style:font-size-complex="24pt"/>
    </style:style>
    <style:style style:name="P4" style:family="paragraph">
      <style:paragraph-properties fo:margin-left="0cm" fo:margin-right="0cm" fo:line-height="120%" fo:text-align="center" fo:text-indent="0cm"/>
    </style:style>
    <style:style style:name="P5" style:family="paragraph">
      <loext:graphic-properties draw:fill="none" draw:fill-color="#cccccc"/>
      <style:paragraph-properties fo:margin-left="0cm" fo:margin-right="0cm" fo:line-height="120%" fo:text-align="center" fo:text-indent="0cm"/>
      <style:text-properties style:font-name="Luxi Sans" fo:font-size="10pt" style:font-size-asian="24pt" style:font-size-complex="24pt"/>
    </style:style>
    <style:style style:name="P6" style:family="paragraph">
      <loext:graphic-properties draw:fill="solid" draw:fill-color="#ffff00"/>
      <style:paragraph-properties fo:line-height="120%" fo:text-align="center"/>
      <style:text-properties style:font-name="Luxi Sans" fo:font-size="10pt" style:font-size-asian="24pt" style:font-size-complex="24pt"/>
    </style:style>
    <style:style style:name="P7" style:family="paragraph">
      <loext:graphic-properties draw:fill="none" draw:fill-color="#ffffff"/>
      <style:paragraph-properties fo:margin-left="0cm" fo:margin-right="0cm" fo:line-height="120%" fo:text-align="center" fo:text-indent="0cm"/>
      <style:text-properties style:font-name="Luxi Sans" fo:font-size="10pt" style:font-size-asian="24pt" style:font-size-complex="24pt"/>
    </style:style>
    <style:style style:name="P8" style:family="paragraph">
      <loext:graphic-properties draw:fill="none" draw:fill-color="#ffffff"/>
      <style:paragraph-properties fo:margin-left="0cm" fo:margin-right="0cm" fo:line-height="120%" fo:text-indent="0cm"/>
      <style:text-properties style:font-name="Luxi Sans" fo:font-size="10pt" style:font-size-asian="24pt" style:font-size-complex="24pt"/>
    </style:style>
    <style:style style:name="P9" style:family="paragraph">
      <style:paragraph-properties fo:margin-left="0cm" fo:margin-right="0cm" fo:line-height="12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line-height="120%" fo:text-align="start" fo:text-indent="0cm"/>
      <style:text-properties style:font-name="Luxi Sans" fo:font-size="10pt" style:font-size-asian="24pt" style:font-size-complex="24pt"/>
    </style:style>
    <style:style style:name="P11" style:family="paragraph">
      <style:paragraph-properties fo:margin-left="0cm" fo:margin-right="0cm" fo:line-height="120%" fo:text-indent="0cm"/>
      <style:text-properties fo:color="#6666ff"/>
    </style:style>
    <style:style style:name="P12" style:family="paragraph">
      <loext:graphic-properties draw:fill="none" draw:fill-color="#ffffff"/>
      <style:paragraph-properties fo:margin-left="0cm" fo:margin-right="0cm" fo:line-height="120%" fo:text-indent="0cm"/>
      <style:text-properties fo:color="#6666ff" style:font-name="Luxi Sans" fo:font-size="10pt" style:font-size-asian="24pt" style:font-size-complex="24pt"/>
    </style:style>
    <style:style style:name="P13" style:family="paragraph">
      <style:paragraph-properties fo:margin-left="0cm" fo:margin-right="0cm" fo:line-height="120%" fo:text-indent="0cm"/>
      <style:text-properties fo:color="#ff3333"/>
    </style:style>
    <style:style style:name="P14" style:family="paragraph">
      <loext:graphic-properties draw:fill="none" draw:fill-color="#ffffff"/>
      <style:paragraph-properties fo:margin-left="0cm" fo:margin-right="0cm" fo:line-height="120%" fo:text-indent="0cm"/>
      <style:text-properties fo:color="#ff3333" style:font-name="Luxi Sans" fo:font-size="10pt" style:font-size-asian="24pt" style:font-size-complex="24pt"/>
    </style:style>
    <style:style style:name="T1" style:family="text">
      <style:text-properties style:font-name="Luxi Sans" fo:font-size="10pt" style:font-size-asian="24pt" style:font-size-complex="24pt"/>
    </style:style>
    <style:style style:name="T2" style:family="text">
      <style:text-properties fo:color="#6666ff" style:font-name="Luxi Sans" fo:font-size="10pt" style:font-size-asian="24pt" style:font-size-complex="24pt"/>
    </style:style>
    <style:style style:name="T3" style:family="text">
      <style:text-properties fo:color="#ff3333" style:font-name="Luxi Sans" fo:font-size="1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7cm" svg:height="7.75cm" svg:x="1.135cm" svg:y="2.885cm">
          <text:p/>
        </draw:rect>
        <draw:rect draw:style-name="gr2" draw:text-style-name="P3" xml:id="id1" draw:id="id1" draw:layer="layout" svg:width="3.5cm" svg:height="1.25cm" svg:x="1.885cm" svg:y="12.885cm">
          <text:p text:style-name="P2"><text:span text:style-name="T1">messy_mecca_kpp</text:span></text:p>
        </draw:rect>
        <draw:rect draw:style-name="gr3" draw:text-style-name="P3" xml:id="id3" draw:id="id3" draw:layer="layout" svg:width="4.5cm" svg:height="1.25cm" svg:x="14.885cm" svg:y="12.885cm">
          <text:p text:style-name="P2"><text:span text:style-name="T1">messy_mecca003_kpp</text:span></text:p>
        </draw:rect>
        <draw:rect draw:style-name="gr4" draw:text-style-name="P5" xml:id="id4" draw:id="id4" draw:layer="layout" svg:width="4.5cm" svg:height="1.25cm" svg:x="7.885cm" svg:y="12.885cm">
          <draw:glue-point draw:id="4" svg:x="-4.111cm" svg:y="-5cm"/>
          <draw:glue-point draw:id="5" svg:x="4.111cm" svg:y="-5cm"/>
          <draw:glue-point draw:id="6" svg:x="-0.888cm" svg:y="-5cm"/>
          <draw:glue-point draw:id="7" svg:x="0.888cm" svg:y="-5cm"/>
          <text:p text:style-name="P4"><text:span text:style-name="T1">messy_mecca002_kpp</text:span></text:p>
        </draw:rect>
        <draw:connector draw:style-name="gr5" draw:text-style-name="P6" draw:layer="layout" draw:type="curve" svg:x1="3.635cm" svg:y1="12.885cm" svg:x2="3.636cm" svg:y2="7.573cm" draw:start-shape="id1" draw:start-glue-point="0" draw:end-shape="id2" draw:end-glue-point="4" svg:d="M3635 12885c0-3984 1-1328 1-5312" svg:viewBox="0 0 2 5313">
          <text:p/>
        </draw:connector>
        <draw:connector draw:style-name="gr5" draw:text-style-name="P6" draw:layer="layout" draw:type="curve" svg:x1="17.135cm" svg:y1="12.885cm" svg:x2="17.134cm" svg:y2="7.573cm" draw:start-shape="id3" draw:start-glue-point="0" draw:end-shape="id2" draw:end-glue-point="5" svg:d="M17135 12885c0-3984-1-1328-1-5312" svg:viewBox="0 0 2 5313">
          <text:p/>
        </draw:connector>
        <draw:rect draw:style-name="gr6" draw:text-style-name="P7" xml:id="id2" draw:id="id2" draw:layer="layout" svg:width="23cm" svg:height="0.969cm" svg:x="1.885cm" svg:y="6.604cm">
          <draw:glue-point draw:id="4" svg:x="-4.239cm" svg:y="5.263cm"/>
          <draw:glue-point draw:id="5" svg:x="1.63cm" svg:y="5.263cm"/>
          <draw:glue-point draw:id="6" svg:x="3.969cm" svg:y="5.005cm"/>
          <draw:glue-point draw:id="7" svg:x="-1.413cm" svg:y="5.263cm"/>
          <text:p text:style-name="P4"><text:span text:style-name="T1">messy_mecca_poly_si</text:span></text:p>
        </draw:rect>
        <draw:connector draw:style-name="gr5" draw:text-style-name="P6" draw:layer="layout" draw:type="curve" svg:x1="10.135cm" svg:y1="12.885cm" svg:x2="10.136cm" svg:y2="7.573cm" draw:start-shape="id4" draw:start-glue-point="0" draw:end-shape="id2" draw:end-glue-point="7" svg:d="M10135 12885c0-3984 1-1328 1-5312" svg:viewBox="0 0 2 5313">
          <text:p/>
        </draw:connector>
        <draw:rect draw:style-name="gr6" draw:text-style-name="P8" xml:id="id10" draw:id="id10" draw:layer="layout" svg:width="4cm" svg:height="1.25cm" svg:x="23.635cm" svg:y="3.385cm">
          <draw:glue-point draw:id="4" svg:x="5.071cm" svg:y="5.25cm"/>
          <text:p text:style-name="P2"><text:span text:style-name="T1">messy_chemglue_si</text:span></text:p>
        </draw:rect>
        <draw:rect draw:style-name="gr6" draw:text-style-name="P8" xml:id="id5" draw:id="id5" draw:layer="layout" svg:width="7cm" svg:height="1.25cm" svg:x="9.885cm" svg:y="3.385cm">
          <draw:glue-point draw:id="4" svg:x="-3.571cm" svg:y="-5cm"/>
          <draw:glue-point draw:id="5" svg:x="-1.428cm" svg:y="-5cm"/>
          <text:p text:style-name="P2"><text:span text:style-name="T1">messy_mecca_si</text:span></text:p>
        </draw:rect>
        <draw:rect draw:style-name="gr7" draw:text-style-name="P8" draw:layer="layout" svg:width="2cm" svg:height="0.5cm" draw:transform="rotate (1.5707963267949) translate (1.885cm 10.763cm)">
          <text:p text:style-name="P2"><text:span text:style-name="T1">SMIL</text:span></text:p>
        </draw:rect>
        <draw:rect draw:style-name="gr7" draw:text-style-name="P8" draw:layer="layout" svg:width="2cm" svg:height="0.5cm" draw:transform="rotate (1.5707963267949) translate (1.885cm 12.827cm)">
          <text:p text:style-name="P2"><text:span text:style-name="T1">SMCL</text:span></text:p>
        </draw:rect>
        <draw:connector draw:style-name="gr5" draw:text-style-name="P6" draw:layer="layout" draw:type="curve" svg:x1="13.385cm" svg:y1="6.604cm" svg:x2="13.385cm" svg:y2="4.635cm" draw:start-shape="id2" draw:start-glue-point="0" draw:end-shape="id5" draw:end-glue-point="2" svg:d="M13385 6604v-1969" svg:viewBox="0 0 1 1970">
          <text:p/>
        </draw:connector>
        <draw:rect draw:style-name="gr6" draw:text-style-name="P8" xml:id="id9" draw:id="id9" draw:layer="layout" svg:width="4cm" svg:height="1.25cm" svg:x="23.635cm" svg:y="12.885cm">
          <draw:glue-point draw:id="4" svg:x="5.071cm" svg:y="5.25cm"/>
          <text:p text:style-name="P2"><text:span text:style-name="T1">messy_chemglue</text:span></text:p>
        </draw:rect>
        <draw:rect draw:style-name="gr6" draw:text-style-name="P10" xml:id="id6" draw:id="id6" draw:layer="layout" svg:width="5.25cm" svg:height="1.651cm" svg:x="4.135cm" svg:y="8.636cm">
          <draw:glue-point draw:id="4" svg:x="-3.076cm" svg:y="5cm"/>
          <draw:glue-point draw:id="5" svg:x="3.076cm" svg:y="5cm"/>
          <draw:glue-point draw:id="6" svg:x="4.333cm" svg:y="5cm"/>
          <draw:glue-point draw:id="7" svg:x="-4.333cm" svg:y="5cm"/>
          <text:p text:style-name="P9"><text:span text:style-name="T1">messy_mecca_mr2c_si.inc</text:span></text:p>
          <text:p text:style-name="P9"><text:span text:style-name="T1">messy_mecca_trac_si.inc</text:span></text:p>
          <text:p text:style-name="P9"><text:span text:style-name="T1">messy_mecca_c2mr_si.inc</text:span></text:p>
        </draw:rect>
        <draw:connector draw:style-name="gr5" draw:text-style-name="P6" draw:layer="layout" draw:type="curve" svg:x1="6.76cm" svg:y1="8.636cm" svg:x2="3.636cm" svg:y2="7.573cm" draw:start-shape="id6" draw:end-shape="id2" draw:end-glue-point="4" svg:d="M6760 8636c0-796-3124-265-3124-1063" svg:viewBox="0 0 3125 1064">
          <text:p/>
        </draw:connector>
        <draw:rect draw:style-name="gr6" draw:text-style-name="P7" xml:id="id7" draw:id="id7" draw:layer="layout" svg:width="6cm" svg:height="1.651cm" svg:x="10.635cm" svg:y="8.635cm">
          <draw:glue-point draw:id="4" svg:x="-3.076cm" svg:y="5cm"/>
          <draw:glue-point draw:id="5" svg:x="3.076cm" svg:y="5cm"/>
          <draw:glue-point draw:id="6" svg:x="4.333cm" svg:y="5cm"/>
          <draw:glue-point draw:id="7" svg:x="-4.333cm" svg:y="5cm"/>
          <text:p text:style-name="P4"><text:span text:style-name="T1">messy_mecca002_mr2c_si.inc</text:span></text:p>
          <text:p text:style-name="P9"><text:span text:style-name="T1">messy_mecca002_trac_si.inc</text:span></text:p>
          <text:p text:style-name="P4"><text:span text:style-name="T1">messy_mecca002_c2mr_si.inc</text:span></text:p>
        </draw:rect>
        <draw:connector draw:style-name="gr5" draw:text-style-name="P6" draw:layer="layout" draw:type="curve" svg:x1="13.635cm" svg:y1="8.635cm" svg:x2="10.136cm" svg:y2="7.573cm" draw:start-shape="id7" draw:start-glue-point="0" draw:end-shape="id2" draw:end-glue-point="7" svg:d="M13635 8635c0-796-3499-266-3499-1062" svg:viewBox="0 0 3500 1063">
          <text:p/>
        </draw:connector>
        <draw:rect draw:style-name="gr6" draw:text-style-name="P7" xml:id="id8" draw:id="id8" draw:layer="layout" svg:width="6cm" svg:height="1.651cm" svg:x="17.635cm" svg:y="8.635cm">
          <draw:glue-point draw:id="4" svg:x="-3.076cm" svg:y="5cm"/>
          <draw:glue-point draw:id="5" svg:x="3.076cm" svg:y="5cm"/>
          <draw:glue-point draw:id="6" svg:x="4.333cm" svg:y="5cm"/>
          <draw:glue-point draw:id="7" svg:x="-4.333cm" svg:y="5cm"/>
          <text:p text:style-name="P4"><text:span text:style-name="T1">messy_mecca003_mr2c_si.inc</text:span></text:p>
          <text:p text:style-name="P9"><text:span text:style-name="T1">messy_mecca003_trac_si.inc</text:span></text:p>
          <text:p text:style-name="P4"><text:span text:style-name="T1">messy_mecca003_c2mr_si.inc</text:span></text:p>
        </draw:rect>
        <draw:connector draw:style-name="gr5" draw:text-style-name="P6" draw:layer="layout" draw:type="curve" svg:x1="20.635cm" svg:y1="8.635cm" svg:x2="17.134cm" svg:y2="7.573cm" draw:start-shape="id8" draw:start-glue-point="0" draw:end-shape="id2" draw:end-glue-point="5" svg:d="M20635 8635c0-796-3501-266-3501-1062" svg:viewBox="0 0 3502 1063">
          <text:p/>
        </draw:connector>
        <draw:rect draw:style-name="gr8" draw:text-style-name="P12" draw:layer="layout" svg:width="3.048cm" svg:height="1.508cm" svg:x="3.635cm" svg:y="11.135cm">
          <text:p text:style-name="P11"><text:span text:style-name="T2">kpp_integrate,</text:span></text:p>
          <text:p text:style-name="P11"><text:span text:style-name="T2">NSPEC</text:span><text:span text:style-name="T2">, fill_*,</text:span></text:p>
          <text:p text:style-name="P11"><text:span text:style-name="T2">ind_*</text:span></text:p>
        </draw:rect>
        <draw:connector draw:style-name="gr5" draw:text-style-name="P6" draw:layer="layout" draw:type="curve" svg:x1="25.635cm" svg:y1="12.885cm" svg:x2="25.635cm" svg:y2="4.635cm" draw:start-shape="id9" draw:start-glue-point="0" draw:end-shape="id10" draw:end-glue-point="2" svg:d="M25635 12885v-8250" svg:viewBox="0 0 1 8251">
          <text:p/>
        </draw:connector>
        <draw:rect draw:style-name="gr8" draw:text-style-name="P12" draw:layer="layout" svg:width="2.413cm" svg:height="0.746cm" svg:x="25.635cm" svg:y="11.885cm">
          <text:p text:style-name="P11"><text:span text:style-name="T2">meccanum</text:span></text:p>
        </draw:rect>
        <draw:connector draw:style-name="gr9" draw:text-style-name="P6" draw:layer="layout" draw:type="curve" svg:x1="23.635cm" svg:y1="4.01cm" svg:x2="16.885cm" svg:y2="4.01cm" draw:start-shape="id10" draw:start-glue-point="3" draw:end-shape="id5" svg:d="M23635 4010h-6750" svg:viewBox="0 0 6751 1">
          <text:p/>
        </draw:connector>
        <draw:rect draw:style-name="gr8" draw:text-style-name="P14" draw:layer="layout" svg:width="6.35cm" svg:height="0.496cm" svg:x="17.385cm" svg:y="3.389cm">
          <text:p text:style-name="P13"><text:span text:style-name="T3">meccanum (CHEMGLUE channel)</text:span></text:p>
        </draw:rect>
        <draw:rect draw:style-name="gr8" draw:text-style-name="P12" draw:layer="layout" svg:width="3.048cm" svg:height="1.508cm" svg:x="13.462cm" svg:y="4.826cm">
          <text:p text:style-name="P11"><text:span text:style-name="T2">kpp_integrate,</text:span></text:p>
          <text:p text:style-name="P11"><text:span text:style-name="T2">NSPEC, fill_*,</text:span></text:p>
          <text:p text:style-name="P11"><text:span text:style-name="T2">mr2c, c2mr</text:span></text:p>
        </draw:rect>
        <draw:rect draw:style-name="gr8" draw:text-style-name="P12" draw:layer="layout" svg:width="3.048cm" svg:height="1.508cm" svg:x="17.135cm" svg:y="11.135cm">
          <text:p text:style-name="P11"><text:span text:style-name="T2">kpp_integrate,</text:span></text:p>
          <text:p text:style-name="P11"><text:span text:style-name="T2">NSPEC</text:span><text:span text:style-name="T2">, fill_*,</text:span></text:p>
          <text:p text:style-name="P11"><text:span text:style-name="T2">ind_*</text:span></text:p>
        </draw:rect>
        <draw:rect draw:style-name="gr8" draw:text-style-name="P12" draw:layer="layout" svg:width="3.048cm" svg:height="1.508cm" svg:x="10.135cm" svg:y="11.135cm">
          <text:p text:style-name="P11"><text:span text:style-name="T2">kpp_integrate,</text:span></text:p>
          <text:p text:style-name="P11"><text:span text:style-name="T2">NSPEC</text:span><text:span text:style-name="T2">, fill_*,</text:span></text:p>
          <text:p text:style-name="P11"><text:span text:style-name="T2">ind_*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Roman No9 L1" svg:font-family="'Nimbus Roman No9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Linienende_20_12" draw:display-name="Linienende 12" svg:viewBox="0 0 250 250" svg:d="M125 0l125 250h-25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5-11-24T18:23:51</meta:creation-date>
    <dc:date>2018-01-19T15:00:26.045244392</dc:date>
    <meta:editing-cycles>147</meta:editing-cycles>
    <meta:editing-duration>PT12H42M7S</meta:editing-duration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